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Klasterdamise v</text:span><text:span text:style-name="T2">ähendamine: Topelträsimine vähendab klasterdamist (suure üksteisele lähestikku paiknevate võtmete kogunemist), mis esineb sageli lineaarse või ruudulise otsingu korral.</text:span></text:p>
      <text:p text:style-name="P1"><text:span text:style-name="T2">Parem jaotus: Teise räsifunktsiooni kasutamine tagab, et otsitavad indeksid on hajutatud üle kogu tabeli.</text:span></text:p>
      <text:p text:style-name="P1"><text:span text:style-name="T2">Ühtlasem koormus: Kahte erinevat räsifunktsiooni kasutades saavutatakse ühtlasem indeksite jaotus, isegi suurte võtmete kogumi korral.</text:span></text:p>
      <text:p text:style-name="P1"><text:span text:style-name="T3">2. Ruumikompleksus on O(m), kus m on tabeli suurus- ei n</text:span><text:span text:style-name="T4">õ</text:span><text:span text:style-name="T5">ua lisastruktuure nt lingitud liste.</text:span></text:p>
      <text:p text:style-name="P1"><text:span text:style-name="T5">Ajakompleksus- juhul, kui tabel on peaaegu t</text:span><text:span text:style-name="T6">ä</text:span><text:span text:style-name="T7">is, v</text:span><text:span text:style-name="T8">õ</text:span><text:span text:style-name="T9">ib vajalik olla terve tabeli l</text:span><text:span text:style-name="T10">ä</text:span><text:span text:style-name="T11">bimine.</text:span></text:p>
      <text:p text:style-name="P1"><text:span text:style-name="T11">3. E-kaubanduse varude haldamine- Suured andmemahud, k</text:span><text:span text:style-name="T12">õ</text:span><text:span text:style-name="T13">rge t</text:span><text:span text:style-name="T14">ä</text:span><text:span text:style-name="T15">ituvus,<text:s/></text:span><text:span text:style-name="T16">ü</text:span><text:span text:style-name="T17">htlane jaotus, t</text:span><text:span text:style-name="T18">ä</text:span><text:span text:style-name="T19">pne ja kiire otsing.</text:span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